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/>
    <style:font-face style:name="Droid sans mono" svg:font-family="'Droid sans mono'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8.1285in" fo:margin-left="-0.0597in" style:page-number="auto" table:align="left" style:writing-mode="lr-tb"/>
    </style:style>
    <style:style style:name="Table1.A" style:family="table-column">
      <style:table-column-properties style:column-width="2.6299in"/>
    </style:style>
    <style:style style:name="Table1.B" style:family="table-column">
      <style:table-column-properties style:column-width="0.1354in"/>
    </style:style>
    <style:style style:name="Table1.C" style:family="table-column">
      <style:table-column-properties style:column-width="2.6139in"/>
    </style:style>
    <style:style style:name="Table1.1" style:family="table-row">
      <style:table-row-properties style:row-height="1in" fo:keep-together="always"/>
    </style:style>
    <style:style style:name="Table1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P1" style:family="paragraph" style:parent-style-name="Avery_20_Style_20_1">
      <style:paragraph-properties fo:text-align="center" style:justify-single-word="false" style:snap-to-layout-grid="false"/>
      <style:text-properties style:font-name="DROID SANS MONO" officeooo:rsid="001e7b5b" officeooo:paragraph-rsid="001e7b5b"/>
    </style:style>
    <style:style style:name="P2" style:family="paragraph" style:parent-style-name="Avery_20_Style_20_1">
      <style:paragraph-properties fo:text-align="center" style:justify-single-word="false" style:snap-to-layout-grid="false"/>
      <style:text-properties style:font-name="Droid sans mono" officeooo:rsid="001e7b5b" officeooo:paragraph-rsid="001e7b5b"/>
    </style:style>
    <style:style style:name="P3" style:family="paragraph" style:parent-style-name="Avery_20_Style_20_1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DROID SANS MONO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min-height="0.761in" fo:min-width="2.2244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ID: 223239</text:p>
          </table:table-cell>
          <table:table-cell table:style-name="Table1.B1" table:number-rows-spanned="10" office:value-type="string">
            <text:p text:style-name="P4"/>
          </table:table-cell>
          <table:table-cell table:style-name="Table1.A1" office:value-type="string">
            <text:p text:style-name="P2"><text:span text:style-name="T1">ID: </text:span>222158</text:p>
          </table:table-cell>
          <table:table-cell table:style-name="Table1.B1" table:number-rows-spanned="10" office:value-type="string">
            <text:p text:style-name="P4"/>
          </table:table-cell>
          <table:table-cell table:style-name="Table1.A1" office:value-type="string">
            <text:p text:style-name="P2"><text:span text:style-name="T1">ID: </text:span>223942</text:p>
          </table:table-cell>
        </table:table-row>
        <table:table-row table:style-name="Table1.1">
          <table:table-cell table:style-name="Table1.A1" office:value-type="string">
            <text:p text:style-name="P2"><text:span text:style-name="T1">ID: </text:span>225080</text:p>
          </table:table-cell>
          <table:covered-table-cell/>
          <table:table-cell table:style-name="Table1.A1" office:value-type="string">
            <text:p text:style-name="P2"><text:span text:style-name="T1">ID: </text:span>223160</text:p>
          </table:table-cell>
          <table:covered-table-cell/>
          <table:table-cell table:style-name="Table1.A1" office:value-type="string">
            <text:p text:style-name="P2"><text:span text:style-name="T1">ID: </text:span>222664</text:p>
          </table:table-cell>
        </table:table-row>
        <table:table-row table:style-name="Table1.1">
          <table:table-cell table:style-name="Table1.A1" office:value-type="string">
            <text:p text:style-name="P2"><text:span text:style-name="T1">ID: </text:span>221859</text:p>
          </table:table-cell>
          <table:covered-table-cell/>
          <table:table-cell table:style-name="Table1.A1" office:value-type="string">
            <text:p text:style-name="P2"><text:span text:style-name="T1">ID: </text:span>223737</text:p>
          </table:table-cell>
          <table:covered-table-cell/>
          <table:table-cell table:style-name="Table1.A1" office:value-type="string">
            <text:p text:style-name="P2"><text:span text:style-name="T1">ID: </text:span>223428</text:p>
          </table:table-cell>
        </table:table-row>
        <table:table-row table:style-name="Table1.1">
          <table:table-cell table:style-name="Table1.A1" office:value-type="string">
            <text:p text:style-name="P2"><text:span text:style-name="T1">ID: </text:span>222590</text:p>
          </table:table-cell>
          <table:covered-table-cell/>
          <table:table-cell table:style-name="Table1.A1" office:value-type="string">
            <text:p text:style-name="P2"><text:span text:style-name="T1">ID: </text:span>222670</text:p>
          </table:table-cell>
          <table:covered-table-cell/>
          <table:table-cell table:style-name="Table1.A1" office:value-type="string">
            <text:p text:style-name="P2"><text:span text:style-name="T1">ID: </text:span>224193</text:p>
          </table:table-cell>
        </table:table-row>
        <table:table-row table:style-name="Table1.1">
          <table:table-cell table:style-name="Table1.A1" office:value-type="string">
            <text:p text:style-name="P2"><text:span text:style-name="T1">ID: </text:span>223977</text:p>
          </table:table-cell>
          <table:covered-table-cell/>
          <table:table-cell table:style-name="Table1.A1" office:value-type="string">
            <text:p text:style-name="P2"><text:span text:style-name="T1">ID: </text:span>222871</text:p>
          </table:table-cell>
          <table:covered-table-cell/>
          <table:table-cell table:style-name="Table1.A1" office:value-type="string">
            <text:p text:style-name="P2"><text:span text:style-name="T1">ID: </text:span>222556</text:p>
          </table:table-cell>
        </table:table-row>
        <table:table-row table:style-name="Table1.1">
          <table:table-cell table:style-name="Table1.A1" office:value-type="string">
            <text:p text:style-name="P2"><text:span text:style-name="T1">ID: </text:span>223322</text:p>
          </table:table-cell>
          <table:covered-table-cell/>
          <table:table-cell table:style-name="Table1.A1" office:value-type="string">
            <text:p text:style-name="P2"><text:span text:style-name="T1">ID: </text:span>223608</text:p>
          </table:table-cell>
          <table:covered-table-cell/>
          <table:table-cell table:style-name="Table1.A1" office:value-type="string">
            <text:p text:style-name="P2"><text:span text:style-name="T1">ID: </text:span>223069</text:p>
          </table:table-cell>
        </table:table-row>
        <table:table-row table:style-name="Table1.1">
          <table:table-cell table:style-name="Table1.A1" office:value-type="string">
            <text:p text:style-name="P2"><text:span text:style-name="T1">ID: </text:span>222108</text:p>
          </table:table-cell>
          <table:covered-table-cell/>
          <table:table-cell table:style-name="Table1.A1" office:value-type="string">
            <text:p text:style-name="P2"><text:span text:style-name="T1">ID: </text:span>223480</text:p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5"><draw:custom-shape text:anchor-type="char" draw:z-index="0" draw:style-name="gr1" draw:text-style-name="P6" drawooo:display="screen" svg:width="2.6303in" svg:height="1.0004in" svg:x="0.18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" draw:style-name="gr1" draw:text-style-name="P6" drawooo:display="screen" svg:width="2.6303in" svg:height="1.0004in" svg:x="2.93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style-name="gr1" draw:text-style-name="P6" drawooo:display="screen" svg:width="2.6303in" svg:height="1.0004in" svg:x="5.68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1" draw:text-style-name="P6" drawooo:display="screen" svg:width="2.6303in" svg:height="1.0004in" svg:x="0.18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style-name="gr1" draw:text-style-name="P6" drawooo:display="screen" svg:width="2.6303in" svg:height="1.0004in" svg:x="2.93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" draw:style-name="gr1" draw:text-style-name="P6" drawooo:display="screen" svg:width="2.6303in" svg:height="1.0004in" svg:x="5.68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6" draw:style-name="gr1" draw:text-style-name="P6" drawooo:display="screen" svg:width="2.6303in" svg:height="1.0004in" svg:x="0.18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1" draw:text-style-name="P6" drawooo:display="screen" svg:width="2.6303in" svg:height="1.0004in" svg:x="2.93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1" draw:text-style-name="P6" drawooo:display="screen" svg:width="2.6303in" svg:height="1.0004in" svg:x="5.68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" draw:style-name="gr1" draw:text-style-name="P6" drawooo:display="screen" svg:width="2.6303in" svg:height="1.0004in" svg:x="0.18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" draw:style-name="gr1" draw:text-style-name="P6" drawooo:display="screen" svg:width="2.6303in" svg:height="1.0004in" svg:x="2.93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" draw:style-name="gr1" draw:text-style-name="P6" drawooo:display="screen" svg:width="2.6303in" svg:height="1.0004in" svg:x="5.68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2" draw:style-name="gr1" draw:text-style-name="P6" drawooo:display="screen" svg:width="2.6303in" svg:height="1.0004in" svg:x="0.18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3" draw:style-name="gr1" draw:text-style-name="P6" drawooo:display="screen" svg:width="2.6303in" svg:height="1.0004in" svg:x="2.93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4" draw:style-name="gr1" draw:text-style-name="P6" drawooo:display="screen" svg:width="2.6303in" svg:height="1.0004in" svg:x="5.68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5" draw:style-name="gr1" draw:text-style-name="P6" drawooo:display="screen" svg:width="2.6303in" svg:height="1.0004in" svg:x="0.18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6" draw:style-name="gr1" draw:text-style-name="P6" drawooo:display="screen" svg:width="2.6303in" svg:height="1.0004in" svg:x="2.93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7" draw:style-name="gr1" draw:text-style-name="P6" drawooo:display="screen" svg:width="2.6303in" svg:height="1.0004in" svg:x="5.68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8" draw:style-name="gr1" draw:text-style-name="P6" drawooo:display="screen" svg:width="2.6303in" svg:height="1.0004in" svg:x="0.18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9" draw:style-name="gr1" draw:text-style-name="P6" drawooo:display="screen" svg:width="2.6303in" svg:height="1.0004in" svg:x="2.93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0" draw:style-name="gr1" draw:text-style-name="P6" drawooo:display="screen" svg:width="2.6303in" svg:height="1.0004in" svg:x="5.68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1" draw:style-name="gr1" draw:text-style-name="P6" drawooo:display="screen" svg:width="2.6303in" svg:height="1.0004in" svg:x="0.18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2" draw:style-name="gr1" draw:text-style-name="P6" drawooo:display="screen" svg:width="2.6303in" svg:height="1.0004in" svg:x="2.93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3" draw:style-name="gr1" draw:text-style-name="P6" drawooo:display="screen" svg:width="2.6303in" svg:height="1.0004in" svg:x="5.68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4" draw:style-name="gr1" draw:text-style-name="P6" drawooo:display="screen" svg:width="2.6303in" svg:height="1.0004in" svg:x="0.18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5" draw:style-name="gr1" draw:text-style-name="P6" drawooo:display="screen" svg:width="2.6303in" svg:height="1.0004in" svg:x="2.93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6" draw:style-name="gr1" draw:text-style-name="P6" drawooo:display="screen" svg:width="2.6303in" svg:height="1.0004in" svg:x="5.68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7" draw:style-name="gr1" draw:text-style-name="P6" drawooo:display="screen" svg:width="2.6303in" svg:height="1.0004in" svg:x="0.18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8" draw:style-name="gr1" draw:text-style-name="P6" drawooo:display="screen" svg:width="2.6303in" svg:height="1.0004in" svg:x="2.93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9" draw:style-name="gr1" draw:text-style-name="P6" drawooo:display="screen" svg:width="2.6303in" svg:height="1.0004in" svg:x="5.68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/>
    <style:font-face style:name="Droid sans mono" svg:font-family="'Droid sans mono'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very_20_Style_20_1" style:display-name="Avery Style 1" style:family="paragraph">
      <style:paragraph-properties fo:margin-left="0.0398in" fo:margin-right="0.0398in" fo:margin-top="0.0299in" fo:margin-bottom="0.0299in" loext:contextual-spacing="false" fo:orphans="2" fo:widows="2" fo:text-indent="0in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547in" fo:margin-right="0.30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08 Avery Dennison Corporation. All rights reserved.</dc:description>
    <meta:initial-creator>Avery Dennison Corporation</meta:initial-creator>
    <meta:creation-date>2008-05-12T06:15:00</meta:creation-date>
    <dc:date>2016-04-15T14:34:23.341204000</dc:date>
    <meta:editing-cycles>4</meta:editing-cycles>
    <meta:print-date>2016-04-15T14:18:32.578295000</meta:print-date>
    <meta:editing-duration>PT15M14S</meta:editing-duration>
    <meta:generator>LibreOffice/5.0.3.2$MacOSX_X86_64 LibreOffice_project/e5f16313668ac592c1bfb310f4390624e3dbfb75</meta:generator>
    <meta:document-statistic meta:table-count="1" meta:image-count="0" meta:object-count="0" meta:page-count="1" meta:paragraph-count="20" meta:word-count="40" meta:character-count="200" meta:non-whitespace-character-count="180"/>
    <meta:user-defined meta:name="productGroup">U-0087-01</meta:user-defined>
  </office:meta>
</office:document-meta>
</file>